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BAL CCOYO, HERMENEGILD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BAL CCOYO, HERMENEGILD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449212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4.7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39.1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39.1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TOS CRIOLLOS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0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6T22:58:0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